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pos a Agregar:</text:p>
      <text:p text:style-name="P1"/>
      <text:p text:style-name="P1"/>
      <text:p text:style-name="P1"><text:a xlink:type="simple" xlink:href="http://localhost:8048/phpmy/phpmyadmin/">http://localhost:8048/phpmy/phpmyadmin/</text:a> root root</text:p>
      <text:p text:style-name="P1"/>
      <text:p text:style-name="P1"/>
      <text:list xml:id="list1714070040" text:style-name="L1">
        <text:list-item>
          <text:p text:style-name="P2">Fecha cierre del Servicio. Visible </text:p>
        </text:list-item>
        <text:list-item>
          <text:p text:style-name="P2">Tiempo de servicio. No Visible (# de Dias que duró el servicio)</text:p>
        </text:list-item>
        <text:list-item>
          <text:p text:style-name="P2">Servicios Activos diarios</text:p>
        </text:list-item>
        <text:list-item>
          <text:p text:style-name="P2">Sucursal como campo dentro de los filtros de búqueda.</text:p>
        </text:list-item>
        <text:list-item>
          <text:p text:style-name="P2">Filtro por contrato en la búsquedas.</text:p>
        </text:list-item>
        <text:list-item>
          <text:p text:style-name="P2">Se requiere para el caso del despliegue de contrato, la empresa principal. (A la que hace referencia el</text:p>
        </text:list-item>
        <text:list-item>
          <text:p text:style-name="P2">contrato de registro).</text:p>
        </text:list-item>
        <text:list-item>
          <text:p text:style-name="P2">El registro de usuarios debe hacerlo algun rol. No el usuario Persé. (Por los momentos Rol:</text:p>
        </text:list-item>
        <text:list-item>
          <text:p text:style-name="P2">Empleado)</text:p>
        </text:list-item>
        <text:list-item>
          <text:p text:style-name="P2">Documento para la realización de pruebas.de pruebas.</text:p>
        </text:list-item>
        <text:list-item>
          <text:p text:style-name="P2">Documento para la realización de pruebas.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V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</meta:initial-creator>
    <meta:creation-date>2014-10-04T08:08:07</meta:creation-date>
    <dc:date>2014-10-04T08:31:47</dc:date>
    <dc:creator>Linda </dc:creator>
    <meta:editing-duration>PT8M30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3" meta:word-count="94" meta:character-count="610" meta:non-whitespace-character-count="517"/>
  </office:meta>
</office:document-meta>
</file>